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top="0.0694in" fo:margin-bottom="0.0694in" fo:line-height="100%"/>
    </style:style>
    <style:style style:name="T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fr" fo:country="FR"/>
    </style:style>
    <style:style style:name="T3"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fr" fo:country="FR"/>
    </style:style>
    <style:style style:name="T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fr" fo:country="FR"/>
    </style:style>
    <style:style style:name="T5" style:parent-style-name="DefaultParagraphFont" style:family="text">
      <style:text-properties style:font-name="Times New Roman" style:font-name-asian="Times New Roman" style:font-name-complex="Times New Roman" fo:font-size="12pt" style:font-size-asian="12pt" style:font-size-complex="12pt" fo:language="fr" fo:country="FR"/>
    </style:style>
    <style:style style:name="P6" style:parent-style-name="Normal" style:family="paragraph">
      <style:paragraph-properties fo:margin-top="0.0694in" fo:margin-bottom="0.0694in" fo:line-height="100%"/>
    </style:style>
    <style:style style:name="T7" style:parent-style-name="DefaultParagraphFont" style:family="text">
      <style:text-properties style:font-name="Times New Roman" style:font-name-asian="Times New Roman" style:font-name-complex="Times New Roman" fo:font-size="12pt" style:font-size-asian="12pt" style:font-size-complex="12pt" fo:language="fr" fo:country="FR"/>
    </style:style>
    <style:style style:name="T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fr" fo:country="FR"/>
    </style:style>
    <style:style style:name="T9" style:parent-style-name="DefaultParagraphFont" style:family="text">
      <style:text-properties style:font-name="Times New Roman" style:font-name-asian="Times New Roman" style:font-name-complex="Times New Roman" fo:font-size="12pt" style:font-size-asian="12pt" style:font-size-complex="12pt" fo:language="fr" fo:country="FR"/>
    </style:style>
    <style:style style:name="P10"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fr" fo:country="FR"/>
    </style:style>
    <style:style style:name="P11" style:parent-style-name="Normal" style:family="paragraph">
      <style:paragraph-properties fo:margin-top="0.0694in" fo:margin-bottom="0.0694in" fo:line-height="100%"/>
    </style:style>
    <style:style style:name="T12" style:parent-style-name="DefaultParagraphFont" style:family="text">
      <style:text-properties style:font-name="Times New Roman" style:font-name-asian="Times New Roman" style:font-name-complex="Times New Roman" fo:font-size="12pt" style:font-size-asian="12pt" style:font-size-complex="12pt" fo:language="fr" fo:country="FR"/>
    </style:style>
    <style:style style:name="T13"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fr" fo:country="FR"/>
    </style:style>
    <style:style style:name="T14" style:parent-style-name="DefaultParagraphFont" style:family="text">
      <style:text-properties style:font-name="Times New Roman" style:font-name-asian="Times New Roman" style:font-name-complex="Times New Roman" fo:font-size="12pt" style:font-size-asian="12pt" style:font-size-complex="12pt" fo:language="fr" fo:country="FR"/>
    </style:style>
    <style:style style:name="P15"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fr" fo:country="FR"/>
    </style:style>
    <style:style style:name="P16" style:parent-style-name="Normal" style:family="paragraph">
      <style:text-properties fo:language="fr" fo:country="FR"/>
    </style:style>
  </office:automatic-styles>
  <office:body>
    <office:text text:use-soft-page-breaks="true">
      <text:p text:style-name="P1"><text:span text:style-name="T2">Faldine Ruth Aude GBEDJANHOU</text:span><text:span text:style-name="T3">N</text:span><text:span text:style-name="T4">GBO</text:span><text:span text:style-name="T5"><text:s/>est une jeune diplômée béninoise, spécialisée en études de langue anglaise et plus particulièrement dans la civilité britannique. Née à Cotonou, la capitale économique du Bénin, elle a grandi avec une curiosité intellectuelle et une passion pour les cultures étrangères. À 24 ans, elle se distingue par un parcours académique prometteur et un engagement actif dans le développement personnel et professionnel.</text:span></text:p>
      <text:p text:style-name="P6"><text:span text:style-name="T7">Faldine a obtenu sa licence en<text:s/></text:span><text:span text:style-name="T8">Études de Langue Anglaise</text:span><text:span text:style-name="T9"><text:s/>à l'Université d'Abomey-Calavi, l'une des institutions les plus prestigieuses du Bénin. Durant ses années universitaires, elle s’est particulièrement intéressée aux aspects culturels, sociaux et linguistiques de la civilisation britannique, ce qui lui a permis d'acquérir une compréhension approfondie de l'anglais dans ses contextes les plus variés.</text:span></text:p>
      <text:p text:style-name="P10">En plus de ses études académiques, Faldine est une passionnée de voyages et a eu l’opportunité de parcourir plusieurs pays d'Afrique de l'Ouest. Ces expériences ont enrichi sa vision du monde, renforçant son désir de promouvoir les échanges culturels et la compréhension entre les peuples du continent africain.</text:p>
      <text:p text:style-name="P11"><text:span text:style-name="T12">Débutant en<text:s/></text:span><text:span text:style-name="T13">développement web</text:span><text:span text:style-name="T14"><text:s/>en 2025, elle s'intéresse aux nouvelles technologies et à leur potentiel pour transformer des sociétés. Cette démarche s'inscrit dans un désir constant d’apprendre et de s’adapter aux évolutions du monde moderne. Faldine voit dans la maîtrise des outils numériques une occasion d'élargir ses horizons professionnels, tout en contribuant activement à l’essor du numérique en Afrique.</text:span></text:p>
      <text:p text:style-name="P15">Jeune, dynamique et ambitieuse, Faldine Ruth Aude GBEDJANHOUNGBO incarne un modèle de la nouvelle génération d'africains désireux de s'impliquer dans les enjeux globaux tout en mettant en avant les valeurs de son continent.</text:p>
      <text:p text:style-name="P1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P</meta:initial-creator>
    <dc:creator>HP</dc:creator>
    <meta:creation-date>2025-01-07T17:52:00Z</meta:creation-date>
    <dc:date>2025-01-07T18:17:00Z</dc:date>
    <meta:template xlink:href="Normal" xlink:type="simple"/>
    <meta:editing-cycles>2</meta:editing-cycles>
    <meta:editing-duration>PT1500S</meta:editing-duration>
    <meta:document-statistic meta:page-count="1" meta:paragraph-count="3" meta:word-count="268" meta:character-count="1798" meta:row-count="12" meta:non-whitespace-character-count="1533"/>
  </office:meta>
</office:document-meta>
</file>